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HMLRUMemoryCache.getKe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HMLRUMemoryCache.getQui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HMLRUMemoryCache.remove( Serializable ke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LHMLRUMemoryCache.dump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HMLRUMemoryCache.initialize( CompositeCache h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HMLRUMemoryCache.dumpCach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HMSpooler.LHMSpoo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HMLRUMemoryCache.update( ICacheElement 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HMLRUMemoryCache.get(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HMSpooler.spoolToDisk( Cache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HMSpooler.removeEldestEntry( Map . Entry eld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HMLRUMemoryCache.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HMLRUMemoryCache.dump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